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" style:family="paragraph" style:parent-style-name="Preformatted_20_Text">
      <style:paragraph-properties fo:margin-left="0in" fo:margin-right="0in" fo:orphans="2" fo:widows="2" fo:text-indent="0in" style:auto-text-indent="false"/>
    </style:style>
    <style:style style:name="P3" style:family="paragraph" style:parent-style-name="Preformatted_20_Text" style:master-page-name="Standard">
      <style:paragraph-properties fo:margin-left="0in" fo:margin-right="0in" fo:orphans="2" fo:widows="2" fo:text-indent="0in" style:auto-text-indent="false" style:page-number="127"/>
    </style:style>
    <style:style style:name="P4" style:family="paragraph" style:parent-style-name="Preformatted_20_Text">
      <style:paragraph-properties fo:margin-left="0in" fo:margin-right="0in" fo:orphans="2" fo:widows="2" fo:text-indent="0in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# VoN ###############################################</text:p>
      <text:p text:style-name="P2">A shout out</text:p>
      <text:p text:style-name="P2">To my</text:p>
      <text:p text:style-name="P2"/>
      <text:p text:style-name="P2">Masters of Writ</text:p>
      <text:p text:style-name="P2">To whom I homage</text:p>
      <text:p text:style-name="P2"/>
      <text:p text:style-name="P2">Dorothea Brande</text:p>
      <text:p text:style-name="P2">All stern &amp; inspire'n</text:p>
      <text:p text:style-name="P2"/>
      <text:p text:style-name="P2">William Zinsser</text:p>
      <text:p text:style-name="P2">Of cold clarity</text:p>
      <text:p text:style-name="P2"/>
      <text:p text:style-name="P2">Stephen King</text:p>
      <text:p text:style-name="P2">Whisper'n dark secrets</text:p>
      <text:p text:style-name="P2">Of the living</text:p>
      <text:p text:style-name="P2"/>
      <text:p text:style-name="P2">Walk Whitman</text:p>
      <text:p text:style-name="P2">Flow'n the melodies of underground springs</text:p>
      <text:p text:style-name="P2"/>
      <text:p text:style-name="P2">William Blake</text:p>
      <text:p text:style-name="P2">A kindred spirit to whom I bow</text:p>
      <text:p text:style-name="P2"/>
      <text:p text:style-name="P2">Mayhap the homogeneous belief</text:p>
      <text:p text:style-name="P2">Of mankind hold true</text:p>
      <text:p text:style-name="P2"/>
      <text:p text:style-name="P2">That one day we converse</text:p>
      <text:p text:style-name="P2">As equals who sacrificed all</text:p>
      <text:p text:style-name="P2">To the same god</text:p>
      <text:p text:style-name="P2">.</text:p>
      <text:p text:style-name="P2">.</text:p>
      <text:p text:style-name="P2">.</text:p>
      <text:p text:style-name="P2">The Virtue of Narcissism</text:p>
      <text:p text:style-name="P2">Ungrasped by the masses</text:p>
      <text:p text:style-name="P2"/>
      <text:p text:style-name="P2">Who could never introvertly</text:p>
      <text:p text:style-name="P2">Confirm</text:p>
      <text:p text:style-name="P2">Their life as most precious</text:p>
      <text:p text:style-name="P2">Confirm</text:p>
      <text:p text:style-name="P2">Themselves blessed</text:p>
      <text:p text:style-name="P2">By interested hands of gods</text:p>
      <text:p text:style-name="P2"/>
      <text:p text:style-name="P2">Who need no justification</text:p>
      <text:p text:style-name="P2">For received adoration</text:p>
      <text:p text:style-name="P2"/>
      <text:p text:style-name="P2">Prideful gaze</text:p>
      <text:p text:style-name="P2">Regardless of mirrors</text:p>
      <text:p text:style-name="P2"/>
      <text:p text:style-name="P2">Confident</text:p>
      <text:p text:style-name="P2">To take sure steps forward</text:p>
      <text:p text:style-name="P2"/>
      <text:p text:style-name="P2">Grateful of the past</text:p>
      <text:p text:style-name="P2">But mostly</text:p>
      <text:p text:style-name="P2">Excited for this new day</text:p>
      <text:p text:style-name="P2">.</text:p>
      <text:p text:style-name="P2">.</text:p>
      <text:p text:style-name="P2">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Who am I</text:p>
      <text:p text:style-name="P2">Which revels in such self</text:p>
      <text:p text:style-name="P2"/>
      <text:p text:style-name="P2">~ skrp ~</text:p>
      <text:p text:style-name="P2"/>
      <text:p text:style-name="P2">NOAH</text:p>
      <text:p text:style-name="P2">of the</text:p>
      <text:p text:style-name="P2">BSD ZFS ARK</text:p>
      <text:p text:style-name="P2"/>
      <text:p text:style-name="P2">Hacker hidden in the 1337</text:p>
      <text:p text:style-name="P2">Champion of Adventure</text:p>
      <text:p text:style-name="P2">&amp; Lowly prose poet</text:p>
      <text:p text:style-name="P2"/>
      <text:p text:style-name="P2"># 2017-FALL-EDITION ##############################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Arial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nsolas" fo:font-size="10pt" style:font-name-asian="Consolas" style:font-size-asian="10pt" style:font-name-complex="Consolas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05in" style:type="center"/>
          <style:tab-stop style:position="8.1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page-layout style:name="Mpm1">
      <style:page-layout-properties fo:page-width="8.5in" fo:page-height="11in" style:num-format="1" style:print-orientation="portrait" fo:margin-top="1in" fo:margin-bottom="0.2in" fo:margin-left="0.2in" fo:margin-right="0.2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09-24T15:55:53.61</dc:date>
    <meta:generator>OpenOffice/4.1.3$Win32 OpenOffice.org_project/413m1$Build-9783</meta:generator>
    <meta:editing-duration>PT10H55M57S</meta:editing-duration>
    <meta:editing-cycles>45</meta:editing-cycles>
    <meta:print-date>2017-06-29T21:04:11.19</meta:print-date>
    <meta:document-statistic meta:table-count="0" meta:image-count="0" meta:object-count="0" meta:page-count="1" meta:paragraph-count="55" meta:word-count="167" meta:character-count="939"/>
  </office:meta>
</office:document-meta>
</file>